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0571in"/>
    </style:style>
    <style:style style:name="co3" style:family="table-column">
      <style:table-column-properties fo:break-before="auto" style:column-width="0.972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678in"/>
    </style:style>
    <style:style style:name="co7" style:family="table-column">
      <style:table-column-properties fo:break-before="auto" style:column-width="1.1638in"/>
    </style:style>
    <style:style style:name="co8" style:family="table-column">
      <style:table-column-properties fo:break-before="auto" style:column-width="0.478in"/>
    </style:style>
    <style:style style:name="co9" style:family="table-column">
      <style:table-column-properties fo:break-before="auto" style:column-width="0.717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55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ext-properties style:font-name="Nimbus Sans L" fo:font-size="11pt" style:font-name-asian="DejaVu Sans" style:font-size-asian="11pt" style:font-name-complex="FreeSans" style:font-size-complex="11pt"/>
    </style:style>
  </office:automatic-styles>
  <office:body>
    <office:spreadsheet>
      <table:table table:name="User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 calcext:value-type="string">
            <text:p>USE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toke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t primary</text:p>
          </table:table-cell>
          <table:table-cell table:number-columns-repeated="4"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BSERV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rcs_test_kit_us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tadat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 primary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RIC_TYP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TRIC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observation_id</text:p>
          </table:table-cell>
          <table:table-cell table:style-name="Default"/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D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PORT_TYPES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uth_requir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[0, 1, 2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POR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report_typ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tada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_id</text:p>
          </table:table-cell>
          <table:table-cell office:value-type="string" calcext:value-type="string">
            <text:p>tok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 prima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o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 prima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[0, 1, 2]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00:00:02.103522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9:37:18.864928350</meta:creation-date>
    <dc:date>2014-04-29T19:23:09.718612496</dc:date>
    <meta:editing-duration>PT3H9M18S</meta:editing-duration>
    <meta:editing-cycles>2</meta:editing-cycles>
    <meta:generator>LibreOffice/4.1.3.2$Linux_X86_64 LibreOffice_project/70feb7d99726f064edab4605a8ab840c50ec57a</meta:generator>
    <meta:document-statistic meta:table-count="1" meta:cell-count="111" meta:object-count="0"/>
  </office:meta>
</office:document-meta>
</file>